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15" calcext:value-type="float">
            <text:p>81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8" calcext:value-type="float">
            <text:p>74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8" calcext:value-type="float">
            <text:p>74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9" calcext:value-type="float">
            <text:p>74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94" calcext:value-type="float">
            <text:p>794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table:number-columns-repeated="4" office:value-type="float" office:value="794" calcext:value-type="float">
            <text:p>794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4" calcext:value-type="float">
            <text:p>794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table:number-columns-repeated="3"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1" calcext:value-type="float">
            <text:p>79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92" calcext:value-type="float">
            <text:p>79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816" calcext:value-type="float">
            <text:p>816</text:p>
          </table:table-cell>
          <table:table-cell table:number-columns-repeated="3"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16" calcext:value-type="float">
            <text:p>81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7480" calcext:value-type="float">
            <text:p>7480</text:p>
          </table:table-cell>
          <table:table-cell office:value-type="float" office:value="7348" calcext:value-type="float">
            <text:p>7348</text:p>
          </table:table-cell>
          <table:table-cell office:value-type="float" office:value="7349" calcext:value-type="float">
            <text:p>7349</text:p>
          </table:table-cell>
          <table:table-cell office:value-type="float" office:value="7350" calcext:value-type="float">
            <text:p>7350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480" calcext:value-type="float">
            <text:p>748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48" calcext:value-type="float">
            <text:p>734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49" calcext:value-type="float">
            <text:p>734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7350" calcext:value-type="float">
            <text:p>735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480" calcext:value-type="float">
            <text:p>7480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48" calcext:value-type="float">
            <text:p>7348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49" calcext:value-type="float">
            <text:p>7349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7350" calcext:value-type="float">
            <text:p>735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7:19:25.79694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07:33:55.337849998</dc:date>
    <meta:editing-duration>PT1H38M17S</meta:editing-duration>
    <meta:editing-cycles>15</meta:editing-cycles>
    <meta:generator>LibreOffice/6.4.7.2$Linux_X86_64 LibreOffice_project/40$Build-2</meta:generator>
    <meta:document-statistic meta:table-count="1" meta:cell-count="400" meta:object-count="0"/>
  </office:meta>
</office:document-meta>
</file>